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4.65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5.1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b59" fo:border="0.06pt solid #000000"/>
    </style:style>
    <style:style style:name="ce2" style:family="table-cell" style:parent-style-name="Default">
      <style:table-cell-properties fo:background-color="#355269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5983b0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afd095" fo:border="0.06pt solid #000000"/>
    </style:style>
    <style:style style:name="ce6" style:family="table-cell" style:parent-style-name="Default">
      <style:table-cell-properties fo:background-color="#dde8cb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355269" fo:border="0.06pt solid #000000"/>
      <style:text-properties fo:color="#ffffff"/>
    </style:style>
    <style:style style:name="ce10" style:family="table-cell" style:parent-style-name="Default">
      <style:table-cell-properties fo:background-color="#800080" fo:border="0.06pt solid #000000"/>
    </style:style>
    <style:style style:name="ce11" style:family="table-cell" style:parent-style-name="Default">
      <style:table-cell-properties fo:background-color="#355269"/>
      <style:text-properties fo:color="#ffffff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ample_cost_schedule_house_F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0" table:number-columns-repeated="1012" table:default-cell-style-name="ce14"/>
        <table:table-row table:style-name="ro1">
          <table:table-cell table:style-name="ce1" office:value-type="string" calcext:value-type="string">
            <text:p>Hierarchy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Material Rate</text:p>
          </table:table-cell>
          <table:table-cell table:style-name="ce1" office:value-type="string" calcext:value-type="string">
            <text:p>Labor Rate</text:p>
          </table:table-cell>
          <table:table-cell table:style-name="ce1" office:value-type="string" calcext:value-type="string">
            <text:p>Subtotal</text:p>
          </table:table-cell>
          <table:table-cell table:style-name="ce10" office:value-type="string" calcext:value-type="string">
            <text:p>Property</text:p>
          </table:table-cell>
          <table:table-cell table:style-name="ce10" office:value-type="string" calcext:value-type="string">
            <text:p>Query</text:p>
          </table:table-cell>
          <table:table-cell table:style-name="Default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esign and build</text:p>
          </table:table-cell>
          <table:table-cell table:style-name="ce9" table:number-columns-repeated="9"/>
          <table:table-cell table:style-name="ce11" table:number-columns-repeated="1012"/>
        </table:table-row>
        <table:table-row-group>
          <table:table-row table:style-name="ro1">
            <table:table-cell table:style-name="ce3" office:value-type="float" office:value="2" calcext:value-type="float">
              <text:p>2</text:p>
            </table:table-cell>
            <table:table-cell table:style-name="ce3" office:value-type="string" calcext:value-type="string">
              <text:p>DB.1</text:p>
            </table:table-cell>
            <table:table-cell table:style-name="ce3" office:value-type="string" calcext:value-type="string">
              <text:p>Design</text:p>
            </table:table-cell>
            <table:table-cell table:style-name="ce3" table:number-columns-repeated="9"/>
            <table:table-cell table:style-name="ce12" table:number-columns-repeated="1012"/>
          </table:table-row>
          <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1.1</text:p>
              </table:table-cell>
              <table:table-cell table:style-name="ce4" office:value-type="string" calcext:value-type="string">
                <text:p>Architecte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4" office:value-type="string" calcext:value-type="string">
                <text:p>unit</text:p>
              </table:table-cell>
              <table:table-cell table:style-name="ce4" office:value-type="float" office:value="40000" calcext:value-type="float">
                <text:p>40000</text:p>
              </table:table-cell>
              <table:table-cell table:style-name="ce4" table:number-columns-repeated="3"/>
              <table:table-cell table:style-name="ce4" office:value-type="float" office:value="40000" calcext:value-type="float">
                <text:p>40000</text:p>
              </table:table-cell>
              <table:table-cell table:style-name="ce4" table:number-columns-repeated="2"/>
              <table:table-cell table:style-name="ce13" table:number-columns-repeated="1012"/>
            </table:table-row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1.2</text:p>
              </table:table-cell>
              <table:table-cell table:style-name="ce4" office:value-type="string" calcext:value-type="string">
                <text:p>Bet structure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4" office:value-type="string" calcext:value-type="string">
                <text:p>unit</text:p>
              </table:table-cell>
              <table:table-cell table:style-name="ce4" office:value-type="float" office:value="10000" calcext:value-type="float">
                <text:p>10000</text:p>
              </table:table-cell>
              <table:table-cell table:style-name="ce4" table:number-columns-repeated="3"/>
              <table:table-cell table:style-name="ce4" office:value-type="float" office:value="10000" calcext:value-type="float">
                <text:p>10000</text:p>
              </table:table-cell>
              <table:table-cell table:style-name="ce4" table:number-columns-repeated="2"/>
              <table:table-cell table:style-name="ce13" table:number-columns-repeated="1012"/>
            </table:table-row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1.3</text:p>
              </table:table-cell>
              <table:table-cell table:style-name="ce4" office:value-type="string" calcext:value-type="string">
                <text:p>Bet lots techniques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4" office:value-type="string" calcext:value-type="string">
                <text:p>unit</text:p>
              </table:table-cell>
              <table:table-cell table:style-name="ce4" office:value-type="float" office:value="8000" calcext:value-type="float">
                <text:p>8000</text:p>
              </table:table-cell>
              <table:table-cell table:style-name="ce4" table:number-columns-repeated="3"/>
              <table:table-cell table:style-name="ce4" office:value-type="float" office:value="8000" calcext:value-type="float">
                <text:p>8000</text:p>
              </table:table-cell>
              <table:table-cell table:style-name="ce4" table:number-columns-repeated="2"/>
              <table:table-cell table:style-name="ce13" table:number-columns-repeated="1012"/>
            </table:table-row>
          </table:table-row-group>
          <table:table-row table:style-name="ro1">
            <table:table-cell table:style-name="ce3" office:value-type="float" office:value="2" calcext:value-type="float">
              <text:p>2</text:p>
            </table:table-cell>
            <table:table-cell table:style-name="ce3" office:value-type="string" calcext:value-type="string">
              <text:p>DB.2</text:p>
            </table:table-cell>
            <table:table-cell table:style-name="ce3" office:value-type="string" calcext:value-type="string">
              <text:p>Construction</text:p>
            </table:table-cell>
            <table:table-cell table:style-name="ce3" table:number-columns-repeated="9"/>
            <table:table-cell table:style-name="ce12" table:number-columns-repeated="1012"/>
          </table:table-row>
          <table:table-row-group>
            <table:table-row-group>
              <table:table-row table:style-name="ro1">
                <table:table-cell table:style-name="ce4" office:value-type="float" office:value="3" calcext:value-type="float">
                  <text:p>3</text:p>
                </table:table-cell>
                <table:table-cell table:style-name="ce4" office:value-type="string" calcext:value-type="string">
                  <text:p>DB.2.1</text:p>
                </table:table-cell>
                <table:table-cell table:style-name="ce4" office:value-type="string" calcext:value-type="string">
                  <text:p>Go &amp; etancheite</text:p>
                </table:table-cell>
                <table:table-cell table:style-name="ce4" table:number-columns-repeated="9"/>
                <table:table-cell table:style-name="ce13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1.1</text:p>
                </table:table-cell>
                <table:table-cell table:style-name="ce5" office:value-type="string" calcext:value-type="string">
                  <text:p>Gros oeuvr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2</text:p>
                  </table:table-cell>
                  <table:table-cell table:style-name="ce5" office:value-type="string" calcext:value-type="string">
                    <text:p>Etancheite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1</text:p>
                    </table:table-cell>
                    <table:table-cell office:value-type="string" calcext:value-type="string">
                      <text:p>Forme de pente <text:s/>et chape de lissage</text:p>
                    </table:table-cell>
                    <table:table-cell table:number-columns-repeated="3"/>
                    <table:table-cell office:value-type="float" office:value="97" calcext:value-type="float">
                      <text:p>97</text:p>
                    </table:table-cell>
                    <table:table-cell table:number-columns-repeated="3"/>
                    <table:table-cell office:value-type="string" calcext:value-type="string">
                      <text:p>NetArea</text:p>
                    </table:table-cell>
                    <table:table-cell office:value-type="string" calcext:value-type="string">
                      <text:p>IfcSlab, location=Roof</text:p>
                    </table:table-cell>
                    <table:table-cell table:number-columns-repeated="1012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2</text:p>
                    </table:table-cell>
                    <table:table-cell office:value-type="string" calcext:value-type="string">
                      <text:p>Ecran pare-vapeur et isolation thermique</text:p>
                    </table:table-cell>
                    <table:table-cell table:number-columns-repeated="3"/>
                    <table:table-cell office:value-type="float" office:value="47" calcext:value-type="float">
                      <text:p>47</text:p>
                    </table:table-cell>
                    <table:table-cell table:number-columns-repeated="3"/>
                    <table:table-cell office:value-type="string" calcext:value-type="string">
                      <text:p>NetArea</text:p>
                    </table:table-cell>
                    <table:table-cell office:value-type="string" calcext:value-type="string">
                      <text:p>IfcSlab, location=Roof</text:p>
                    </table:table-cell>
                    <table:table-cell table:number-columns-repeated="1012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3</text:p>
                    </table:table-cell>
                    <table:table-cell office:value-type="string" calcext:value-type="string">
                      <text:p>Systeme d’etancheite bicouche</text:p>
                    </table:table-cell>
                    <table:table-cell table:number-columns-repeated="3"/>
                    <table:table-cell office:value-type="float" office:value="23" calcext:value-type="float">
                      <text:p>23</text:p>
                    </table:table-cell>
                    <table:table-cell table:number-columns-repeated="3"/>
                    <table:table-cell office:value-type="string" calcext:value-type="string">
                      <text:p>NetArea</text:p>
                    </table:table-cell>
                    <table:table-cell office:value-type="string" calcext:value-type="string">
                      <text:p>IfcCovering, type=Etancheite_H</text:p>
                    </table:table-cell>
                    <table:table-cell table:number-columns-repeated="1012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4</text:p>
                    </table:table-cell>
                    <table:table-cell office:value-type="string" calcext:value-type="string">
                      <text:p>Reliefs d’etancheite bicouche</text:p>
                    </table:table-cell>
                    <table:table-cell table:number-columns-repeated="3"/>
                    <table:table-cell office:value-type="float" office:value="7" calcext:value-type="float">
                      <text:p>7</text:p>
                    </table:table-cell>
                    <table:table-cell table:number-columns-repeated="3"/>
                    <table:table-cell office:value-type="string" calcext:value-type="string">
                      <text:p>Length</text:p>
                    </table:table-cell>
                    <table:table-cell office:value-type="string" calcext:value-type="string">
                      <text:p>IfcWall, type=”BLK150”, location=Roof</text:p>
                    </table:table-cell>
                    <table:table-cell table:number-columns-repeated="1012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5</text:p>
                    </table:table-cell>
                    <table:table-cell office:value-type="string" calcext:value-type="string">
                      <text:p>Protection horizontales d’etancheite par carreaux de ciment</text:p>
                    </table:table-cell>
                    <table:table-cell table:number-columns-repeated="7"/>
                    <table:table-cell office:value-type="string" calcext:value-type="string">
                      <text:p>NetArea</text:p>
                    </table:table-cell>
                    <table:table-cell office:value-type="string" calcext:value-type="string">
                      <text:p>IfcCovering, type=Etancheite_H</text:p>
                    </table:table-cell>
                    <table:table-cell table:number-columns-repeated="1012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6</text:p>
                    </table:table-cell>
                    <table:table-cell office:value-type="string" calcext:value-type="string">
                      <text:p>Protection des reliefs d’etancheite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7</text:p>
                    </table:table-cell>
                    <table:table-cell office:value-type="string" calcext:value-type="string">
                      <text:p>Etancheite legere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2.8</text:p>
                    </table:table-cell>
                    <table:table-cell office:value-type="string" calcext:value-type="string">
                      <text:p>Fourniture et pose de gargouilles y compris crapaudines</text:p>
                    </table:table-cell>
                    <table:table-cell office:value-type="float" office:value="3" calcext:value-type="float">
                      <text:p>3</text:p>
                    </table:table-cell>
                    <table:table-cell office:value-type="string" calcext:value-type="string">
                      <text:p>unit</text:p>
                    </table:table-cell>
                    <table:table-cell table:number-columns-repeated="1019"/>
                  </table:table-row>
                </table:table-row-group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3</text:p>
                  </table:table-cell>
                  <table:table-cell table:style-name="ce5" office:value-type="string" calcext:value-type="string">
                    <text:p>Gros oeuvre piscine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3.1</text:p>
                    </table:table-cell>
                    <table:table-cell office:value-type="string" calcext:value-type="string">
                      <text:p>Fouilles en pleine masse dans tous terrains y compris rocher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3.2</text:p>
                    </table:table-cell>
                    <table:table-cell office:value-type="string" calcext:value-type="string">
                      <text:p>Remblaiement ou evacuation aux decharges publiques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3.3</text:p>
                    </table:table-cell>
                    <table:table-cell office:value-type="string" calcext:value-type="string">
                      <text:p>Beton de proprete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3.4</text:p>
                    </table:table-cell>
                    <table:table-cell office:value-type="string" calcext:value-type="string">
                      <text:p>Beton hydrofuge pour tous les ouvrages en fondation et elevation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3.5</text:p>
                    </table:table-cell>
                    <table:table-cell office:value-type="string" calcext:value-type="string">
                      <text:p>Aciers a haute limite elastique fe500 pour les ouvrages en fondation et elevation</text:p>
                    </table:table-cell>
                    <table:table-cell table:number-columns-repeated="1021"/>
                  </table:table-row>
                </table:table-row-group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4</text:p>
                  </table:table-cell>
                  <table:table-cell table:style-name="ce5" office:value-type="string" calcext:value-type="string">
                    <text:p>Maconnerie et briquetage <text:s/>en elevation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</text:p>
                    </table:table-cell>
                    <table:table-cell office:value-type="string" calcext:value-type="string">
                      <text:p>Cloisons en briques creuses 7t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2</text:p>
                    </table:table-cell>
                    <table:table-cell office:value-type="string" calcext:value-type="string">
                      <text:p>Doubles cloisons en briques creuses 7t+vide10+7t</text:p>
                    </table:table-cell>
                    <table:table-cell table:number-columns-repeated="1021"/>
                  </table:table-row>
                </table:table-row-group>
              </table:table-row-group>
              <table:table-row table:style-name="ro1" table:number-rows-repeated="2">
                <table:table-cell table:style-name="ce7" table:number-columns-repeated="12"/>
                <table:table-cell table:style-name="Default" table:number-columns-repeated="1012"/>
              </table:table-row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5</text:p>
                  </table:table-cell>
                  <table:table-cell table:style-name="ce5" office:value-type="string" calcext:value-type="string">
                    <text:p>Enduits interieurs et exterieurs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2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</text:p>
                    </table:table-cell>
                    <table:table-cell office:value-type="string" calcext:value-type="string">
                      <text:p>Enduit interieur au mortier de ciment sur murs et plafonds y </text:p>
                      <text:p>Compris baguettes d'angles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.1</text:p>
                    </table:table-cell>
                    <table:table-cell office:value-type="string" calcext:value-type="string">
                      <text:p>Enduit interieur au platre</text:p>
                    </table:table-cell>
                    <table:table-cell table:number-columns-repeated="1021"/>
                  </table:table-row>
                  <table:table-row table:style-name="ro2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.2</text:p>
                    </table:table-cell>
                    <table:table-cell office:value-type="string" calcext:value-type="string">
                      <text:p>Enduit projete exterieur au mortier de ciment y compris baguettes </text:p>
                      <text:p>D'angles</text:p>
                    </table:table-cell>
                    <table:table-cell table:number-columns-repeated="1021"/>
                  </table:table-row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.3</text:p>
                    </table:table-cell>
                    <table:table-cell office:value-type="string" calcext:value-type="string">
                      <text:p>Enduit de couronnement d'acroteres y compris facon de larmier</text:p>
                    </table:table-cell>
                    <table:table-cell table:number-columns-repeated="1021"/>
                  </table:table-row>
                </table:table-row-group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5</text:p>
                  </table:table-cell>
                  <table:table-cell table:style-name="ce5" office:value-type="string" calcext:value-type="string">
                    <text:p>Reseaux sous dallage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</text:p>
                    </table:table-cell>
                    <table:table-cell office:value-type="string" calcext:value-type="string">
                      <text:p>Canalisation en buse pvc type assainissement serie i</text:p>
                    </table:table-cell>
                    <table:table-cell table:number-columns-repeated="1021"/>
                  </table:table-row>
                  <table:table-row-group table:display="false">
                    <table:table-row table:style-name="ro1" table:visibility="collapse">
                      <table:table-cell table:style-name="ce7" office:value-type="float" office:value="6" calcext:value-type="float">
                        <text:p>6</text:p>
                      </table:table-cell>
                      <table:table-cell table:style-name="ce7" office:value-type="string" calcext:value-type="string">
                        <text:p>DB.2.1.5.1.1</text:p>
                      </table:table-cell>
                      <table:table-cell table:style-name="ce7" office:value-type="string" calcext:value-type="string">
                        <text:p>Tranchee </text:p>
                      </table:table-cell>
                      <table:table-cell table:style-name="ce7" table:number-columns-repeated="9"/>
                      <table:table-cell table:style-name="Default" table:number-columns-repeated="1012"/>
                    </table:table-row>
                    <table:table-row table:style-name="ro1" table:visibility="collapse">
                      <table:table-cell table:style-name="ce7" office:value-type="float" office:value="6" calcext:value-type="float">
                        <text:p>6</text:p>
                      </table:table-cell>
                      <table:table-cell table:style-name="ce7" office:value-type="string" calcext:value-type="string">
                        <text:p>DB.2.1.5.1.2</text:p>
                      </table:table-cell>
                      <table:table-cell table:style-name="ce7" office:value-type="string" calcext:value-type="string">
                        <text:p>P.v.c diametre de 200 mm</text:p>
                      </table:table-cell>
                      <table:table-cell table:style-name="ce7" table:number-columns-repeated="9"/>
                      <table:table-cell table:style-name="Default" table:number-columns-repeated="1012"/>
                    </table:table-row>
                  </table:table-row-group>
                </table:table-row-group>
                <table:table-row table:style-name="ro1">
                  <table:table-cell table:style-name="ce7" table:number-columns-repeated="12"/>
                  <table:table-cell table:style-name="Default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2</text:p>
                    </table:table-cell>
                    <table:table-cell office:value-type="string" calcext:value-type="string">
                      <text:p>Regards en beton arme </text:p>
                    </table:table-cell>
                    <table:table-cell table:number-columns-repeated="1021"/>
                  </table:table-row>
                  <table:table-row-group table:display="false">
                    <table:table-row table:style-name="ro1" table:visibility="collapse">
                      <table:table-cell table:style-name="ce7" office:value-type="float" office:value="6" calcext:value-type="float">
                        <text:p>6</text:p>
                      </table:table-cell>
                      <table:table-cell table:style-name="ce7" office:value-type="string" calcext:value-type="string">
                        <text:p>DB.2.1.5.2.1</text:p>
                      </table:table-cell>
                      <table:table-cell table:style-name="ce7" office:value-type="string" calcext:value-type="string">
                        <text:p>Regards visitable de 50x50 cm</text:p>
                      </table:table-cell>
                      <table:table-cell table:style-name="ce7" table:number-columns-repeated="9"/>
                      <table:table-cell table:style-name="Default" table:number-columns-repeated="1012"/>
                    </table:table-row>
                    <table:table-row table:style-name="ro1" table:visibility="collapse">
                      <table:table-cell table:style-name="ce7" office:value-type="float" office:value="6" calcext:value-type="float">
                        <text:p>6</text:p>
                      </table:table-cell>
                      <table:table-cell table:style-name="ce7" office:value-type="string" calcext:value-type="string">
                        <text:p>DB.2.1.5.2.2</text:p>
                      </table:table-cell>
                      <table:table-cell table:style-name="ce7" office:value-type="string" calcext:value-type="string">
                        <text:p>Regards non visitable de <text:s/>40x40 cm</text:p>
                      </table:table-cell>
                      <table:table-cell table:style-name="ce7" table:number-columns-repeated="9"/>
                      <table:table-cell table:style-name="Default" table:number-columns-repeated="1012"/>
                    </table:table-row>
                  </table:table-row-group>
                </table:table-row-group>
              </table:table-row-group>
              <table:table-row-group>
                <table:table-row table:style-name="ro1">
                  <table:table-cell table:style-name="ce5" office:value-type="float" office:value="4" calcext:value-type="float">
                    <text:p>4</text:p>
                  </table:table-cell>
                  <table:table-cell table:style-name="ce5" office:value-type="string" calcext:value-type="string">
                    <text:p>DB.2.1.5</text:p>
                  </table:table-cell>
                  <table:table-cell table:style-name="ce5" office:value-type="string" calcext:value-type="string">
                    <text:p>Divers</text:p>
                  </table:table-cell>
                  <table:table-cell table:style-name="ce5" table:number-columns-repeated="9"/>
                  <table:table-cell table:style-name="ce8" table:number-columns-repeated="1012"/>
                </table:table-row>
                <table:table-row-group>
                  <table:table-row table:style-name="ro1">
                    <table:table-cell office:value-type="float" office:value="5" calcext:value-type="float">
                      <text:p>5</text:p>
                    </table:table-cell>
                    <table:table-cell office:value-type="string" calcext:value-type="string">
                      <text:p>DB.2.1.5.1</text:p>
                    </table:table-cell>
                    <table:table-cell office:value-type="string" calcext:value-type="string">
                      <text:p>Gaine technique d’aeration et habillage des descentes des eaux </text:p>
                    </table:table-cell>
                    <table:table-cell table:number-columns-repeated="1021"/>
                  </table:table-row>
                  <table:table-row table:style-name="ro1">
                    <table:table-cell table:style-name="ce7" table:number-columns-repeated="12"/>
                    <table:table-cell table:style-name="Default" table:number-columns-repeated="1012"/>
                  </table:table-row>
                </table:table-row-group>
              </table:table-row-group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2.2</text:p>
              </table:table-cell>
              <table:table-cell table:style-name="ce4" office:value-type="string" calcext:value-type="string">
                <text:p>Fluides</text:p>
              </table:table-cell>
              <table:table-cell table:style-name="ce4" table:number-columns-repeated="9"/>
              <table:table-cell table:style-name="ce13" table:number-columns-repeated="1012"/>
            </table:table-row>
            <table:table-row-group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2.1</text:p>
                </table:table-cell>
                <table:table-cell table:style-name="ce5" office:value-type="string" calcext:value-type="string">
                  <text:p>Plomberi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2.2</text:p>
                </table:table-cell>
                <table:table-cell table:style-name="ce5" office:value-type="string" calcext:value-type="string">
                  <text:p>Climatisation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2.3</text:p>
                </table:table-cell>
                <table:table-cell table:style-name="ce5" office:value-type="string" calcext:value-type="string">
                  <text:p>Sanitair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2.3</text:p>
              </table:table-cell>
              <table:table-cell table:style-name="ce4" office:value-type="string" calcext:value-type="string">
                <text:p>Electricite</text:p>
              </table:table-cell>
              <table:table-cell table:style-name="ce4" table:number-columns-repeated="9"/>
              <table:table-cell table:style-name="ce13" table:number-columns-repeated="1012"/>
            </table:table-row>
            <table:table-row-group table:display="false">
              <table:table-row table:style-name="ro1" table:visibility="collapse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3.1</text:p>
                </table:table-cell>
                <table:table-cell table:style-name="ce5" office:value-type="string" calcext:value-type="string">
                  <text:p>Eclairage et appareillag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 table:style-name="ro1" table:visibility="collapse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3.2</text:p>
                </table:table-cell>
                <table:table-cell table:style-name="ce5" office:value-type="string" calcext:value-type="string">
                  <text:p>Panneaux solaires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2.4</text:p>
              </table:table-cell>
              <table:table-cell table:style-name="ce4" office:value-type="string" calcext:value-type="string">
                <text:p>Architecture interieure</text:p>
              </table:table-cell>
              <table:table-cell table:style-name="ce4" table:number-columns-repeated="9"/>
              <table:table-cell table:style-name="ce13" table:number-columns-repeated="1012"/>
            </table:table-row>
            <table:table-row-group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1</text:p>
                </table:table-cell>
                <table:table-cell table:style-name="ce5" office:value-type="string" calcext:value-type="string">
                  <text:p>Menuiserie metalliqu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 table:display="false"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1.1</text:p>
                  </table:table-cell>
                  <table:table-cell office:value-type="string" calcext:value-type="string">
                    <text:p>G.c 1 en vitrage bord àbord 10*10*2(1unite) rail en alu encastre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1.2</text:p>
                  </table:table-cell>
                  <table:table-cell office:value-type="string" calcext:value-type="string">
                    <text:p>G.c 2 en vitrage bord àbord 10*10*2(1unite) rail en alu encastre</text:p>
                  </table:table-cell>
                  <table:table-cell table:number-columns-repeated="1021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2</text:p>
                </table:table-cell>
                <table:table-cell table:style-name="ce5" office:value-type="string" calcext:value-type="string">
                  <text:p>Menuiserie bois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2.1</text:p>
                  </table:table-cell>
                  <table:table-cell office:value-type="string" calcext:value-type="string">
                    <text:p>Portes</text:p>
                  </table:table-cell>
                  <table:table-cell table:number-columns-repeated="1021"/>
                </table:table-row>
                <table:table-row-group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1.1</text:p>
                    </table:table-cell>
                    <table:table-cell table:style-name="ce7" office:value-type="string" calcext:value-type="string">
                      <text:p>P1</text:p>
                    </table:table-cell>
                    <table:table-cell table:style-name="ce7" table:number-columns-repeated="7"/>
                    <table:table-cell table:style-name="ce7" office:value-type="string" calcext:value-type="string">
                      <text:p>Count</text:p>
                    </table:table-cell>
                    <table:table-cell table:style-name="ce7" office:value-type="string" calcext:value-type="string">
                      <text:p>IfcDoor, type=P1</text:p>
                    </table:table-cell>
                    <table:table-cell table:style-name="Default" table:number-columns-repeated="1012"/>
                  </table:table-row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1.2</text:p>
                    </table:table-cell>
                    <table:table-cell table:style-name="ce7" office:value-type="string" calcext:value-type="string">
                      <text:p>P2</text:p>
                    </table:table-cell>
                    <table:table-cell table:style-name="ce7" table:number-columns-repeated="7"/>
                    <table:table-cell table:style-name="ce7" office:value-type="string" calcext:value-type="string">
                      <text:p>Count</text:p>
                    </table:table-cell>
                    <table:table-cell table:style-name="ce7" office:value-type="string" calcext:value-type="string">
                      <text:p>IfcDoor, type=P2-LEFT + IfcDoor, type=P2-RIGHT</text:p>
                    </table:table-cell>
                    <table:table-cell table:style-name="Default" table:number-columns-repeated="1012"/>
                  </table:table-row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1.3</text:p>
                    </table:table-cell>
                    <table:table-cell table:style-name="ce7" office:value-type="string" calcext:value-type="string">
                      <text:p>P3</text:p>
                    </table:table-cell>
                    <table:table-cell table:style-name="ce7" table:number-columns-repeated="7"/>
                    <table:table-cell table:style-name="ce7" office:value-type="string" calcext:value-type="string">
                      <text:p>Count</text:p>
                    </table:table-cell>
                    <table:table-cell table:style-name="ce7" office:value-type="string" calcext:value-type="string">
                      <text:p>IfcDoor, type=P3-LEFT + IfcDoor, type=P3-RIGHT</text:p>
                    </table:table-cell>
                    <table:table-cell table:style-name="Default" table:number-columns-repeated="1012"/>
                  </table:table-row>
                </table:table-row-group>
                <table:table-row table:style-name="ro1">
                  <table:table-cell table:style-name="ce7" table:number-columns-repeated="12"/>
                  <table:table-cell table:style-name="Default"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2.2</text:p>
                  </table:table-cell>
                  <table:table-cell office:value-type="string" calcext:value-type="string">
                    <text:p>Placards et habillage</text:p>
                  </table:table-cell>
                  <table:table-cell table:number-columns-repeated="1021"/>
                </table:table-row>
                <table:table-row-group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2.1</text:p>
                    </table:table-cell>
                    <table:table-cell table:style-name="ce7" office:value-type="string" calcext:value-type="string">
                      <text:p>Fourniture placard type 1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2.2</text:p>
                    </table:table-cell>
                    <table:table-cell table:style-name="ce7" office:value-type="string" calcext:value-type="string">
                      <text:p>Fourniture placard type 2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2.3</text:p>
                    </table:table-cell>
                    <table:table-cell table:style-name="ce7" office:value-type="string" calcext:value-type="string">
                      <text:p>Fourniture placard type 3 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2.2.3</text:p>
                    </table:table-cell>
                    <table:table-cell table:style-name="ce7" office:value-type="string" calcext:value-type="string">
                      <text:p>Fourniture placard type 4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3</text:p>
                </table:table-cell>
                <table:table-cell table:style-name="ce5" office:value-type="string" calcext:value-type="string">
                  <text:p>Revetement sol parquet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3.1</text:p>
                  </table:table-cell>
                  <table:table-cell office:value-type="string" calcext:value-type="string">
                    <text:p>Fourniture parquet contrecolle 18mm dont epaisseur noyer americain 3mm</text:p>
                  </table:table-cell>
                  <table:table-cell table:number-columns-repeated="4"/>
                  <table:table-cell office:value-type="float" office:value="300" calcext:value-type="float">
                    <text:p>300</text:p>
                  </table:table-cell>
                  <table:table-cell table:number-columns-repeated="2"/>
                  <table:table-cell office:value-type="string" calcext:value-type="string">
                    <text:p>NetArea</text:p>
                  </table:table-cell>
                  <table:table-cell office:value-type="string" calcext:value-type="string">
                    <text:p>IfcCovering, type=RS-2</text:p>
                  </table:table-cell>
                  <table:table-cell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3.2</text:p>
                  </table:table-cell>
                  <table:table-cell office:value-type="string" calcext:value-type="string">
                    <text:p>Fournitur basic underlay</text:p>
                  </table:table-cell>
                  <table:table-cell table:number-columns-repeated="4"/>
                  <table:table-cell office:value-type="float" office:value="50" calcext:value-type="float">
                    <text:p>50</text:p>
                  </table:table-cell>
                  <table:table-cell table:number-columns-repeated="2"/>
                  <table:table-cell office:value-type="string" calcext:value-type="string">
                    <text:p>NetArea</text:p>
                  </table:table-cell>
                  <table:table-cell office:value-type="string" calcext:value-type="string">
                    <text:p>IfcCovering, type=RS-2</text:p>
                  </table:table-cell>
                  <table:table-cell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3.3</text:p>
                  </table:table-cell>
                  <table:table-cell office:value-type="string" calcext:value-type="string">
                    <text:p>Fourniture profilpas finition laiton 2,5mm</text:p>
                  </table:table-cell>
                  <table:table-cell table:number-columns-repeated="4"/>
                  <table:table-cell office:value-type="float" office:value="20" calcext:value-type="float">
                    <text:p>20</text:p>
                  </table:table-cell>
                  <table:table-cell table:number-columns-repeated="2"/>
                  <table:table-cell office:value-type="string" calcext:value-type="string">
                    <text:p>Width</text:p>
                  </table:table-cell>
                  <table:table-cell office:value-type="string" calcext:value-type="string">
                    <text:p>IfcDoor</text:p>
                  </table:table-cell>
                  <table:table-cell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3.4</text:p>
                  </table:table-cell>
                  <table:table-cell office:value-type="string" calcext:value-type="string">
                    <text:p>Pose du parquet y compris isolant acoustique, chappe de ciment, sous-couche et barre de seuil</text:p>
                  </table:table-cell>
                  <table:table-cell table:number-columns-repeated="5"/>
                  <table:table-cell table:formula="of:=SUM([.H74:.H76])*0.2" office:value-type="float" office:value="74" calcext:value-type="float">
                    <text:p>74</text:p>
                  </table:table-cell>
                  <table:table-cell/>
                  <table:table-cell office:value-type="string" calcext:value-type="string">
                    <text:p>NetArea</text:p>
                  </table:table-cell>
                  <table:table-cell office:value-type="string" calcext:value-type="string">
                    <text:p>IfcCovering, type=RS-2</text:p>
                  </table:table-cell>
                  <table:table-cell table:number-columns-repeated="1012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4</text:p>
                </table:table-cell>
                <table:table-cell table:style-name="ce5" office:value-type="string" calcext:value-type="string">
                  <text:p>Revetement sol marbr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1</text:p>
                  </table:table-cell>
                  <table:table-cell office:value-type="string" calcext:value-type="string">
                    <text:p>Fourniture marbre sols</text:p>
                  </table:table-cell>
                  <table:table-cell table:number-columns-repeated="7"/>
                  <table:table-cell office:value-type="string" calcext:value-type="string">
                    <text:p>NetArea</text:p>
                  </table:table-cell>
                  <table:table-cell office:value-type="string" calcext:value-type="string">
                    <text:p>IfcCovering, type=RS-5</text:p>
                  </table:table-cell>
                  <table:table-cell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2</text:p>
                  </table:table-cell>
                  <table:table-cell office:value-type="string" calcext:value-type="string">
                    <text:p>Fourniture marbre- sols sdb</text:p>
                  </table:table-cell>
                  <table:table-cell table:number-columns-repeated="7"/>
                  <table:table-cell office:value-type="string" calcext:value-type="string">
                    <text:p>NetArea</text:p>
                  </table:table-cell>
                  <table:table-cell office:value-type="string" calcext:value-type="string">
                    <text:p>IfcCovering, type=RS-2</text:p>
                  </table:table-cell>
                  <table:table-cell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3</text:p>
                  </table:table-cell>
                  <table:table-cell office:value-type="string" calcext:value-type="string">
                    <text:p>Fourniture marbre murs sdb 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4</text:p>
                  </table:table-cell>
                  <table:table-cell office:value-type="string" calcext:value-type="string">
                    <text:p>Fourniture marbre marche escalier y/c nez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5</text:p>
                  </table:table-cell>
                  <table:table-cell office:value-type="string" calcext:value-type="string">
                    <text:p>Pose marbre sols y compris chappe de ciment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6</text:p>
                  </table:table-cell>
                  <table:table-cell office:value-type="string" calcext:value-type="string">
                    <text:p>Pose marbre murs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4.7</text:p>
                  </table:table-cell>
                  <table:table-cell office:value-type="string" calcext:value-type="string">
                    <text:p>Pose marbre marches</text:p>
                  </table:table-cell>
                  <table:table-cell table:number-columns-repeated="1021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5</text:p>
                </table:table-cell>
                <table:table-cell table:style-name="ce5" office:value-type="string" calcext:value-type="string">
                  <text:p>Revetement carreaux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5.1</text:p>
                  </table:table-cell>
                  <table:table-cell office:value-type="string" calcext:value-type="string">
                    <text:p>Revetements</text:p>
                  </table:table-cell>
                  <table:table-cell table:number-columns-repeated="1021"/>
                </table:table-row>
                <table:table-row-group table:display="false"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1.1</text:p>
                    </table:table-cell>
                    <table:table-cell table:style-name="ce7" office:value-type="string" calcext:value-type="string">
                      <text:p>Revêtement sol: cuisine - carreaux - gres cerame (30*60cm) - choix sous validation d'echantillons par l'architecte et le maitre d'ouvrage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1.2</text:p>
                    </table:table-cell>
                    <table:table-cell table:style-name="ce7" office:value-type="string" calcext:value-type="string">
                      <text:p>Revêtement sol: salle de jeux - carreaux - gres cerame (30*60cm) - choix sous validation d'echantillons par l'architecte et le maitre d'ouvrage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1.3</text:p>
                    </table:table-cell>
                    <table:table-cell table:style-name="ce7" office:value-type="string" calcext:value-type="string">
                      <text:p>Revêtement sol: (reserve) - gres cerame (30*60cm) - choix sous validation d'echantillons par l'architecte et le maitre d'ouvrage - 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1.4</text:p>
                    </table:table-cell>
                    <table:table-cell table:style-name="ce7" office:value-type="string" calcext:value-type="string">
                      <text:p>Revêtement mural cuisine - carreaux - effet vitrage noir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5.2</text:p>
                  </table:table-cell>
                  <table:table-cell office:value-type="string" calcext:value-type="string">
                    <text:p>Plinthes</text:p>
                  </table:table-cell>
                  <table:table-cell table:number-columns-repeated="1021"/>
                </table:table-row>
                <table:table-row-group table:display="false">
                  <table:table-row table:style-name="ro3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2.1</text:p>
                    </table:table-cell>
                    <table:table-cell table:style-name="ce7" office:value-type="string" calcext:value-type="string">
                      <text:p>Plinthes - duropolymer orac decor ref : sx157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4.5.2.2</text:p>
                    </table:table-cell>
                    <table:table-cell table:style-name="ce7" office:value-type="string" calcext:value-type="string">
                      <text:p>Plinthes marches - - duropolymer orac decor ref : sx157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6</text:p>
                </table:table-cell>
                <table:table-cell table:style-name="ce5" office:value-type="string" calcext:value-type="string">
                  <text:p>Peintur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 table:display="false"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1</text:p>
                  </table:table-cell>
                  <table:table-cell office:value-type="string" calcext:value-type="string">
                    <text:p>Fourniture et pose peinture murs - marmorex astral y/c preparation (5 couches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2</text:p>
                  </table:table-cell>
                  <table:table-cell office:value-type="string" calcext:value-type="string">
                    <text:p>Fourniture et pose peinture contremarche escalier - marmorex astral y/c preparation (5 couches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3</text:p>
                  </table:table-cell>
                  <table:table-cell office:value-type="string" calcext:value-type="string">
                    <text:p>Fourniture et pose peinture murs cuisine - alpha tacto astral y/c preparation (5 couches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4</text:p>
                  </table:table-cell>
                  <table:table-cell office:value-type="string" calcext:value-type="string">
                    <text:p>Foruniture et pose peinture faux-plafond - jotun acrylique mate blanc y/c preparation (5 couches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5</text:p>
                  </table:table-cell>
                  <table:table-cell office:value-type="string" calcext:value-type="string">
                    <text:p>Fourniture et pose peinture murs sdb - jotun acrylique semi-brillant blanc special piece humide y/c preparation (5 couches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6.6</text:p>
                  </table:table-cell>
                  <table:table-cell office:value-type="string" calcext:value-type="string">
                    <text:p>Fourniture et pose peinture faux-plafond sdb + cuisine - jotun acrylique semi-brillant blanc special piece humide y/c preparation (5 couches)</text:p>
                  </table:table-cell>
                  <table:table-cell table:number-columns-repeated="1021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7</text:p>
                </table:table-cell>
                <table:table-cell table:style-name="ce5" office:value-type="string" calcext:value-type="string">
                  <text:p>Faux plafonds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7.1</text:p>
                  </table:table-cell>
                  <table:table-cell office:value-type="string" calcext:value-type="string">
                    <text:p>Type 1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7.2</text:p>
                  </table:table-cell>
                  <table:table-cell office:value-type="string" calcext:value-type="string">
                    <text:p>Type 2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7.3</text:p>
                  </table:table-cell>
                  <table:table-cell office:value-type="string" calcext:value-type="string">
                    <text:p>Type 3 – hydrofuge – exterieur</text:p>
                  </table:table-cell>
                  <table:table-cell table:number-columns-repeated="1021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4.7.4</text:p>
                  </table:table-cell>
                  <table:table-cell office:value-type="string" calcext:value-type="string">
                    <text:p>Trappes d’acces</text:p>
                  </table:table-cell>
                  <table:table-cell table:number-columns-repeated="1021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4.8</text:p>
                </table:table-cell>
                <table:table-cell table:style-name="ce5" office:value-type="string" calcext:value-type="string">
                  <text:p>Cuisine</text:p>
                </table:table-cell>
                <table:table-cell table:style-name="ce5" office:value-type="float" office:value="1" calcext:value-type="float">
                  <text:p>1</text:p>
                </table:table-cell>
                <table:table-cell table:style-name="ce5" office:value-type="string" calcext:value-type="string">
                  <text:p>unit</text:p>
                </table:table-cell>
                <table:table-cell table:style-name="ce5" table:number-columns-repeated="7"/>
                <table:table-cell table:style-name="ce8" table:number-columns-repeated="1012"/>
              </table:table-row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2.5</text:p>
              </table:table-cell>
              <table:table-cell table:style-name="ce4" office:value-type="string" calcext:value-type="string">
                <text:p>Facade</text:p>
              </table:table-cell>
              <table:table-cell table:style-name="ce4" table:number-columns-repeated="9"/>
              <table:table-cell table:style-name="ce13" table:number-columns-repeated="1012"/>
            </table:table-row>
            <table:table-row-group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5.1</text:p>
                </table:table-cell>
                <table:table-cell table:style-name="ce5" office:value-type="string" calcext:value-type="string">
                  <text:p>Revetement exterieur 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 table:display="false"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1</text:p>
                  </table:table-cell>
                  <table:table-cell office:value-type="string" calcext:value-type="string">
                    <text:p>Revetement mural: plus value enduit mural hydrofuge (monocouche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2</text:p>
                  </table:table-cell>
                  <table:table-cell office:value-type="string" calcext:value-type="string">
                    <text:p>Revetement mural: pierre volcanique grise 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3</text:p>
                  </table:table-cell>
                  <table:table-cell office:value-type="string" calcext:value-type="string">
                    <text:p>Revetement mural: bardage en bois iroko ou tole alu section carre ou rectangulaire avec habillage bois technowood (voir detail architecte)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4</text:p>
                  </table:table-cell>
                  <table:table-cell office:value-type="string" calcext:value-type="string">
                    <text:p>Revêtement sol: terrasses et cour - tech - choix sous validation d'echantillons par l'architecte et le maitre d'ouvrage 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5</text:p>
                  </table:table-cell>
                  <table:table-cell office:value-type="string" calcext:value-type="string">
                    <text:p>Revetement sol: seuill entree en pierre de taza</text:p>
                  </table:table-cell>
                  <table:table-cell table:number-columns-repeated="1021"/>
                </table:table-row>
                <table:table-row table:style-name="ro1" table:visibility="collapse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1.6</text:p>
                  </table:table-cell>
                  <table:table-cell office:value-type="string" calcext:value-type="string">
                    <text:p>Revetement sol: sous bassement perimetre villa en pierre de taza </text:p>
                  </table:table-cell>
                  <table:table-cell table:number-columns-repeated="1021"/>
                </table:table-row>
              </table:table-row-group>
              <table:table-row table:style-name="ro1">
                <table:table-cell table:style-name="ce7" table:number-columns-repeated="12"/>
                <table:table-cell table:style-name="Default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5.2</text:p>
                </table:table-cell>
                <table:table-cell table:style-name="ce5" office:value-type="string" calcext:value-type="string">
                  <text:p>Menuiserie aluminium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-group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2.1</text:p>
                  </table:table-cell>
                  <table:table-cell office:value-type="string" calcext:value-type="string">
                    <text:p>Fenetres</text:p>
                  </table:table-cell>
                  <table:table-cell table:number-columns-repeated="1021"/>
                </table:table-row>
                <table:table-row-group table:display="false"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1.1</text:p>
                    </table:table-cell>
                    <table:table-cell table:style-name="ce7" office:value-type="string" calcext:value-type="string">
                      <text:p>F1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1.2</text:p>
                    </table:table-cell>
                    <table:table-cell table:style-name="ce7" office:value-type="string" calcext:value-type="string">
                      <text:p>F2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  <table:table-row table:style-name="ro1">
                  <table:table-cell table:style-name="ce7" table:number-columns-repeated="12"/>
                  <table:table-cell table:style-name="Default"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2.2</text:p>
                  </table:table-cell>
                  <table:table-cell office:value-type="string" calcext:value-type="string">
                    <text:p>Chassis ouvrants</text:p>
                  </table:table-cell>
                  <table:table-cell table:number-columns-repeated="1021"/>
                </table:table-row>
                <table:table-row-group table:display="false"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2.1</text:p>
                    </table:table-cell>
                    <table:table-cell table:style-name="ce7" office:value-type="string" calcext:value-type="string">
                      <text:p>Ch1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2.2</text:p>
                    </table:table-cell>
                    <table:table-cell table:style-name="ce7" office:value-type="string" calcext:value-type="string">
                      <text:p>Ch2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2.3</text:p>
                    </table:table-cell>
                    <table:table-cell table:style-name="ce7" office:value-type="string" calcext:value-type="string">
                      <text:p>Ch3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  <table:table-row table:style-name="ro1">
                  <table:table-cell table:style-name="ce7" table:number-columns-repeated="12"/>
                  <table:table-cell table:style-name="Default"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2.3</text:p>
                  </table:table-cell>
                  <table:table-cell office:value-type="string" calcext:value-type="string">
                    <text:p>Portes coulissantes/ mur rideau</text:p>
                  </table:table-cell>
                  <table:table-cell table:number-columns-repeated="1021"/>
                </table:table-row>
                <table:table-row-group table:display="false"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3.1</text:p>
                    </table:table-cell>
                    <table:table-cell table:style-name="ce7" office:value-type="string" calcext:value-type="string">
                      <text:p>P4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3.2</text:p>
                    </table:table-cell>
                    <table:table-cell table:style-name="ce7" office:value-type="string" calcext:value-type="string">
                      <text:p>P5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3.3</text:p>
                    </table:table-cell>
                    <table:table-cell table:style-name="ce7" office:value-type="string" calcext:value-type="string">
                      <text:p>P6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  <table:table-row table:style-name="ro1">
                  <table:table-cell table:style-name="ce7" table:number-columns-repeated="12"/>
                  <table:table-cell table:style-name="Default" table:number-columns-repeated="1012"/>
                </table:table-row>
                <table:table-row table:style-name="ro1">
                  <table:table-cell office:value-type="float" office:value="5" calcext:value-type="float">
                    <text:p>5</text:p>
                  </table:table-cell>
                  <table:table-cell office:value-type="string" calcext:value-type="string">
                    <text:p>DB.2.5.2.4</text:p>
                  </table:table-cell>
                  <table:table-cell office:value-type="string" calcext:value-type="string">
                    <text:p>Volets roulants</text:p>
                  </table:table-cell>
                  <table:table-cell table:number-columns-repeated="1021"/>
                </table:table-row>
                <table:table-row-group table:display="false"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4.1</text:p>
                    </table:table-cell>
                    <table:table-cell table:style-name="ce7" office:value-type="string" calcext:value-type="string">
                      <text:p>Type 1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4.2</text:p>
                    </table:table-cell>
                    <table:table-cell table:style-name="ce7" office:value-type="string" calcext:value-type="string">
                      <text:p>Type 2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  <table:table-row table:style-name="ro1" table:visibility="collapse">
                    <table:table-cell table:style-name="ce7" office:value-type="float" office:value="6" calcext:value-type="float">
                      <text:p>6</text:p>
                    </table:table-cell>
                    <table:table-cell table:style-name="ce7" office:value-type="string" calcext:value-type="string">
                      <text:p>DB.2.5.2.4.3</text:p>
                    </table:table-cell>
                    <table:table-cell table:style-name="ce7" office:value-type="string" calcext:value-type="string">
                      <text:p>Type 3</text:p>
                    </table:table-cell>
                    <table:table-cell table:style-name="ce7" table:number-columns-repeated="9"/>
                    <table:table-cell table:style-name="Default" table:number-columns-repeated="1012"/>
                  </table:table-row>
                </table:table-row-group>
              </table:table-row-group>
            </table:table-row-group>
            <table:table-row table:style-name="ro1">
              <table:table-cell table:style-name="ce4" office:value-type="float" office:value="3" calcext:value-type="float">
                <text:p>3</text:p>
              </table:table-cell>
              <table:table-cell table:style-name="ce4" office:value-type="string" calcext:value-type="string">
                <text:p>DB.2.6</text:p>
              </table:table-cell>
              <table:table-cell table:style-name="ce4" office:value-type="string" calcext:value-type="string">
                <text:p>Exterieur</text:p>
              </table:table-cell>
              <table:table-cell table:style-name="ce4" table:number-columns-repeated="9"/>
              <table:table-cell table:style-name="ce13" table:number-columns-repeated="1012"/>
            </table:table-row>
            <table:table-row-group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6.1</text:p>
                </table:table-cell>
                <table:table-cell table:style-name="ce5" office:value-type="string" calcext:value-type="string">
                  <text:p>Clotur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 table:style-name="ro1">
                <table:table-cell table:style-name="ce5" office:value-type="float" office:value="4" calcext:value-type="float">
                  <text:p>4</text:p>
                </table:table-cell>
                <table:table-cell table:style-name="ce5" office:value-type="string" calcext:value-type="string">
                  <text:p>DB.2.6.2</text:p>
                </table:table-cell>
                <table:table-cell table:style-name="ce5" office:value-type="string" calcext:value-type="string">
                  <text:p>Piscine</text:p>
                </table:table-cell>
                <table:table-cell table:style-name="ce5" table:number-columns-repeated="9"/>
                <table:table-cell table:style-name="ce8" table:number-columns-repeated="1012"/>
              </table:table-row>
              <table:table-row table:style-name="ro1">
                <table:table-cell table:style-name="ce8" office:value-type="float" office:value="4" calcext:value-type="float">
                  <text:p>4</text:p>
                </table:table-cell>
                <table:table-cell table:style-name="ce8" office:value-type="string" calcext:value-type="string">
                  <text:p>DB.2.6.3</text:p>
                </table:table-cell>
                <table:table-cell table:style-name="ce8" office:value-type="string" calcext:value-type="string">
                  <text:p>Jardin</text:p>
                </table:table-cell>
                <table:table-cell table:style-name="ce8" table:number-columns-repeated="1021"/>
              </table:table-row>
            </table:table-row-group>
          </table:table-row-group>
        </table:table-row-group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4:52:18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9T15:04:43.863000000</dc:date>
    <meta:editing-duration>PT1H23M6S</meta:editing-duration>
    <meta:editing-cycles>17</meta:editing-cycles>
    <meta:generator>LibreOffice/7.0.4.2$Windows_X86_64 LibreOffice_project/dcf040e67528d9187c66b2379df5ea4407429775</meta:generator>
    <meta:document-statistic meta:table-count="1" meta:cell-count="436" meta:object-count="0"/>
  </office:meta>
</office:document-meta>
</file>